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204433333333333" calcext:value-type="float">
            <text:p>0,02044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186633333333333" calcext:value-type="float">
            <text:p>0,01866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223055555555556" calcext:value-type="float">
            <text:p>0,02230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359588888888889" calcext:value-type="float">
            <text:p>0,03595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778933333333333" calcext:value-type="float">
            <text:p>0,07789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835255555555556" calcext:value-type="float">
            <text:p>0,08352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0895611111111111" calcext:value-type="float">
            <text:p>0,08956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13321" calcext:value-type="float">
            <text:p>0,13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123561111111111" calcext:value-type="float">
            <text:p>0,12356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125878888888889" calcext:value-type="float">
            <text:p>0,12587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133766666666667" calcext:value-type="float">
            <text:p>0,1337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186914444444444" calcext:value-type="float">
            <text:p>0,18691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247604444444444" calcext:value-type="float">
            <text:p>0,24760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250883333333333" calcext:value-type="float">
            <text:p>0,2508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5992" calcext:value-type="float">
            <text:p>0,25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36868" calcext:value-type="float">
            <text:p>0,36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399914444444444" calcext:value-type="float">
            <text:p>0,39991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407487777777778" calcext:value-type="float">
            <text:p>0,40748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4229" calcext:value-type="float">
            <text:p>0,4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592632222222222" calcext:value-type="float">
            <text:p>0,59263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635013333333333" calcext:value-type="float">
            <text:p>0,6350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642598888888889" calcext:value-type="float">
            <text:p>0,64259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655777777777778" calcext:value-type="float">
            <text:p>0,6557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902704444444445" calcext:value-type="float">
            <text:p>0,902704444444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37:03.205028963</meta:creation-date>
    <dc:date>2021-03-17T15:41:07.688983246</dc:date>
    <meta:editing-duration>PT4M5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